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0624DB26E6169EB4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712cm, 5.275cm, 6.189cm, -0.176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99cm" svg:height="22.415cm" svg:x="0.892cm" svg:y="2.591cm">
          <draw:image xlink:href="Pictures/10000000000005E8000007E00624DB26E6169EB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4-19T11:58:19.770754012</dc:date>
    <meta:editing-duration>PT3M31S</meta:editing-duration>
    <meta:editing-cycles>6</meta:editing-cycles>
    <meta:generator>LibreOffice/7.5.1.2$MacOSX_AARCH64 LibreOffice_project/fcbaee479e84c6cd81291587d2ee68cba099e129</meta:generator>
    <meta:document-statistic meta:object-count="1"/>
  </office:meta>
</office:document-meta>
</file>